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562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7" style:family="graphic" style:parent-style-name="standard">
      <style:graphic-properties draw:textarea-vertical-align="middle" draw:shadow="visib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draw:shadow="hidden" draw:shadow-offset-x="0.203cm" draw:shadow-offset-y="0.203cm"/>
    </style:style>
    <style:style style:name="gr9" style:family="graphic" style:parent-style-name="standard">
      <style:graphic-properties svg:stroke-width="0.102cm" svg:stroke-color="#000000" draw:marker-start-width="0.352cm" draw:marker-end="Arrow" draw:marker-end-width="0.352cm" draw:fill="solid" draw:fill-color="#9933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1" style:family="graphic" style:parent-style-name="standard">
      <style:graphic-properties draw:marker-end="Arrow"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2" style:family="graphic" style:parent-style-name="standard">
      <style:graphic-properties draw:textarea-horizontal-align="justify" draw:textarea-vertical-align="middle" draw:auto-grow-height="false" fo:min-height="0.169cm" fo:min-width="0.643cm" draw:shadow="visible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7.624cm" fo:min-width="0.516cm" draw:shadow="visible" draw:shadow-offset-x="0.203cm" draw:shadow-offset-y="0.203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274cm" fo:min-width="2.229cm" draw:shadow="visible" draw:shadow-offset-x="0.203cm" draw:shadow-offset-y="0.203cm"/>
    </style:style>
    <style:style style:name="gr16" style:family="graphic" style:parent-style-name="standard">
      <style:graphic-properties svg:stroke-width="0.051cm" svg:stroke-color="#80808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19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74cm" fo:min-width="2.294cm" draw:shadow="visible" draw:shadow-offset-x="0.203cm" draw:shadow-offset-y="0.203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width="0.102cm" svg:stroke-color="#0000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23" style:family="graphic" style:parent-style-name="standard">
      <style:graphic-properties svg:stroke-width="0.051cm" svg:stroke-color="#808080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7cm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svg:stroke-width="0.051cm" svg:stroke-color="#000000" draw:marker-start="Arrow" draw:marker-end="Arrow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3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3366"/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37cm" svg:height="0.806cm" svg:x="22.01cm" svg:y="1.516cm">
          <draw:text-box>
            <text:p><text:span text:style-name="T1">data_out[7:0]</text:span></text:p>
          </draw:text-box>
        </draw:frame>
        <draw:frame draw:style-name="gr2" draw:text-style-name="P1" draw:layer="layout" svg:width="3.635cm" svg:height="1.016cm" svg:x="21.979cm" svg:y="0.781cm">
          <draw:text-box>
            <text:p><text:span text:style-name="T1">read/write</text:span></text:p>
          </draw:text-box>
        </draw:frame>
        <draw:frame draw:style-name="gr3" draw:text-style-name="P1" draw:layer="layout" svg:width="4.062cm" svg:height="1.016cm" svg:x="21.984cm" svg:y="3.283cm">
          <draw:text-box>
            <text:p><text:span text:style-name="T1">data_in[7:0]</text:span></text:p>
          </draw:text-box>
        </draw:frame>
        <draw:line draw:style-name="gr4" draw:text-style-name="P2" xml:id="id5" draw:id="id5" draw:layer="layout" svg:x1="26.008cm" svg:y1="9.136cm" svg:x2="26.008cm" svg:y2="0.5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frame draw:style-name="gr5" draw:text-style-name="P1" draw:layer="layout" svg:width="3.715cm" svg:height="1.016cm" svg:x="22.014cm" svg:y="5.026cm">
          <draw:text-box>
            <text:p><text:span text:style-name="T1">address[9:0]</text:span></text:p>
          </draw:text-box>
        </draw:frame>
        <draw:frame draw:style-name="gr6" draw:text-style-name="P1" draw:layer="layout" svg:width="4.889cm" svg:height="1.124cm" draw:transform="rotate (1.5707963267949) translate (26.216cm 7.998cm)">
          <draw:text-box>
            <text:p><text:span text:style-name="T1">Control Bus</text:span></text:p>
          </draw:text-box>
        </draw:frame>
        <draw:polygon draw:style-name="gr7" draw:text-style-name="P3" xml:id="id2" draw:id="id2" draw:layer="layout" svg:width="1.269cm" svg:height="2.539cm" svg:x="12.168cm" svg:y="1.654cm" svg:viewBox="0 0 1270 2540" draw:points="0,0 1270,635 1270,1905 0,2540 0,1905 508,1651 508,889 0,635">
          <draw:glue-point draw:id="4" svg:x="-4.874cm" svg:y="3.562cm"/>
          <draw:glue-point draw:id="5" svg:x="-4.874cm" svg:y="-3.437cm"/>
          <draw:glue-point draw:id="6" svg:x="0.976cm" svg:y="-3.543cm"/>
          <draw:glue-point draw:id="7" svg:x="1.188cm" svg:y="3.488cm"/>
          <text:p/>
        </draw:polygon>
        <draw:frame draw:style-name="gr8" draw:text-style-name="P1" draw:layer="layout" svg:width="1.734cm" svg:height="0.962cm" draw:transform="rotate (1.5707963267949) translate (12.599cm 3.677cm)">
          <draw:text-box>
            <text:p><text:span text:style-name="T1">ALU</text:span></text:p>
          </draw:text-box>
        </draw:frame>
        <draw:connector draw:style-name="gr9" draw:text-style-name="P4" draw:layer="layout" svg:x1="10.192cm" svg:y1="4.225cm" svg:x2="12.185cm" svg:y2="3.828cm" draw:start-shape="id1" draw:start-glue-point="5" draw:end-shape="id2" draw:end-glue-point="4" svg:d="M10192 4225h1092v-397h901" svg:viewBox="0 0 1994 398">
          <text:p/>
        </draw:connector>
        <draw:custom-shape draw:style-name="gr10" draw:text-style-name="P5" xml:id="id12" draw:id="id12" draw:layer="layout" svg:width="1.197cm" svg:height="1.016cm" svg:x="7.22cm" svg:y="7.839cm">
          <text:p text:style-name="P3"><text:span text:style-name="T1">R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197cm" svg:height="1.016cm" svg:x="13.516cm" svg:y="5.18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143cm" svg:height="0.419cm" draw:transform="rotate (-1.57882484135407) translate (10.195cm 3.651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svg:x1="10.192cm" svg:y1="5.723cm" svg:x2="13.516cm" svg:y2="5.688cm" draw:start-shape="id3" draw:start-glue-point="5" draw:end-shape="id4" draw:end-glue-point="3" svg:d="M10192 5723h1765v-35h1559" svg:viewBox="0 0 3325 36">
          <text:p/>
        </draw:connector>
        <draw:connector draw:style-name="gr13" draw:text-style-name="P3" draw:layer="layout" draw:line-skew="0cm 1.799cm" svg:x1="26.008cm" svg:y1="4cm" svg:x2="9.773cm" svg:y2="4.517cm" draw:start-shape="id5" draw:start-glue-point="4" draw:end-shape="id1" draw:end-glue-point="8" svg:d="M26008 4000h-7829v945h-8914v-428h508" svg:viewBox="0 0 16744 946">
          <text:p/>
        </draw:connector>
        <draw:connector draw:style-name="gr13" draw:text-style-name="P3" draw:layer="layout" svg:x1="9.256cm" svg:y1="4.832cm" svg:x2="9.773cm" svg:y2="5.382cm" draw:end-shape="id3" draw:end-glue-point="9" svg:d="M9256 4832h5v550h512" svg:viewBox="0 0 518 551">
          <text:p/>
        </draw:connector>
        <draw:custom-shape draw:style-name="gr14" draw:text-style-name="P7" xml:id="id7" draw:id="id7" draw:layer="layout" svg:width="1.016cm" svg:height="7.874cm" svg:x="4.353cm" svg:y="1.035cm">
          <draw:glue-point draw:id="4" svg:x="5.013cm" svg:y="-3.75cm"/>
          <draw:glue-point draw:id="5" svg:x="4.094cm" svg:y="-1.388cm"/>
          <draw:glue-point draw:id="6" svg:x="-5.039cm" svg:y="-1.666cm"/>
          <draw:glue-point draw:id="7" svg:x="4.094cm" svg:y="2.9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" draw:id="id6" draw:layer="layout" svg:width="2.729cm" svg:height="1.524cm" svg:x="6.323cm" svg:y="1.216cm">
          <text:p text:style-name="P3"><text:span text:style-name="T1">Instruction</text:span></text:p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cm -0.526cm" svg:x1="9.052cm" svg:y1="1.978cm" svg:x2="12.926cm" svg:y2="2.025cm" draw:start-shape="id6" draw:start-glue-point="1" draw:end-shape="id2" draw:end-glue-point="6" svg:d="M9052 1978h1659v-1351h2215v1398" svg:viewBox="0 0 3875 1399">
          <text:p/>
        </draw:connector>
        <draw:connector draw:style-name="gr17" draw:text-style-name="P3" draw:layer="layout" svg:x1="5.369cm" svg:y1="2.02cm" svg:x2="6.323cm" svg:y2="1.978cm" draw:start-shape="id7" draw:start-glue-point="4" draw:end-shape="id6" draw:end-glue-point="3" svg:d="M5369 2020h578v-42h376" svg:viewBox="0 0 955 43">
          <text:p/>
        </draw:connector>
        <draw:connector draw:style-name="gr13" draw:text-style-name="P3" draw:layer="layout" draw:line-skew="-0.596cm" svg:x1="7.687cm" svg:y1="1.216cm" svg:x2="26.008cm" svg:y2="1.413cm" draw:start-shape="id6" draw:start-glue-point="0" draw:end-shape="id5" draw:end-glue-point="5" svg:d="M7687 1216v-1097h9919v1294h8402" svg:viewBox="0 0 18322 1295">
          <text:p/>
        </draw:connector>
        <draw:frame draw:style-name="gr18" draw:text-style-name="P9" draw:layer="layout" svg:width="2.081cm" svg:height="0.725cm" svg:x="5.274cm" svg:y="0.588cm">
          <draw:text-box>
            <text:p><text:span text:style-name="T2">Opcode</text:span></text:p>
          </draw:text-box>
        </draw:frame>
        <draw:custom-shape draw:style-name="gr19" draw:text-style-name="P10" xml:id="id8" draw:id="id8" draw:layer="layout" svg:width="2.794cm" svg:height="1.524cm" svg:x="0.862cm" svg:y="2.74cm">
          <text:p text:style-name="P3"><text:span text:style-name="T1">Instruction</text:span></text:p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cm 4.276cm -0.264cm" svg:x1="14.713cm" svg:y1="5.688cm" svg:x2="0.862cm" svg:y2="3.502cm" draw:start-shape="id4" draw:start-glue-point="1" draw:end-shape="id8" draw:end-glue-point="3" svg:d="M14713 5688h703v5488h-15319v-7674h765" svg:viewBox="0 0 15320 7675">
          <text:p/>
        </draw:connector>
        <draw:connector draw:style-name="gr20" draw:text-style-name="P3" xml:id="id10" draw:id="id10" draw:layer="layout" svg:x1="16.013cm" svg:y1="2.913cm" svg:x2="16.013cm" svg:y2="2.913cm" draw:start-shape="id9" draw:start-glue-point="1" draw:end-shape="id9" draw:end-glue-point="1" svg:d="M16013 2913z" svg:viewBox="0 0 1 1">
          <text:p/>
        </draw:connector>
        <draw:connector draw:style-name="gr21" draw:text-style-name="P3" draw:layer="layout" svg:x1="16.013cm" svg:y1="2.913cm" svg:x2="26.008cm" svg:y2="2.237cm" draw:start-shape="id10" draw:start-glue-point="0" draw:end-shape="id5" draw:end-glue-point="6" svg:d="M16013 2913h4973v-676h5022" svg:viewBox="0 0 9996 677">
          <text:p/>
        </draw:connector>
        <draw:custom-shape draw:style-name="gr12" draw:text-style-name="P3" xml:id="id11" draw:id="id11" draw:layer="layout" svg:width="1.143cm" svg:height="0.419cm" draw:transform="rotate (-1.57882484135407) translate (11.847cm 7.006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1" draw:text-style-name="P3" draw:layer="layout" draw:line-skew="0cm -0.518cm" svg:x1="17.047cm" svg:y1="2.906cm" svg:x2="12.185cm" svg:y2="2.052cm" draw:end-shape="id2" draw:end-glue-point="5" svg:d="M17047 2906v-1753h-5898v899h1036" svg:viewBox="0 0 5899 1754">
          <text:p/>
        </draw:connector>
        <draw:connector draw:style-name="gr13" draw:text-style-name="P3" draw:layer="layout" svg:x1="5.276cm" svg:y1="7.257cm" svg:x2="9.773cm" svg:y2="3.884cm" draw:start-shape="id7" draw:start-glue-point="7" draw:end-shape="id1" draw:end-glue-point="9" svg:d="M5276 7257h2393v-3373h2104" svg:viewBox="0 0 4498 3374">
          <text:p/>
        </draw:connector>
        <draw:frame draw:style-name="gr22" draw:text-style-name="P9" draw:layer="layout" svg:width="2.602cm" svg:height="0.725cm" svg:x="5.234cm" svg:y="6.623cm">
          <draw:text-box>
            <text:p><text:span text:style-name="T2">Immediate</text:span></text:p>
          </draw:text-box>
        </draw:frame>
        <draw:connector draw:style-name="gr13" draw:text-style-name="P3" draw:layer="layout" svg:x1="5.276cm" svg:y1="7.257cm" svg:x2="9.773cm" svg:y2="6.015cm" draw:start-shape="id7" draw:start-glue-point="7" draw:end-shape="id3" draw:end-glue-point="8" svg:d="M5276 7257h2393v-1242h2104" svg:viewBox="0 0 4498 1243">
          <text:p/>
        </draw:connector>
        <draw:connector draw:style-name="gr13" draw:text-style-name="P3" draw:layer="layout" svg:x1="5.276cm" svg:y1="7.257cm" svg:x2="11.425cm" svg:y2="7.239cm" draw:start-shape="id7" draw:start-glue-point="7" draw:end-shape="id11" draw:end-glue-point="9" svg:d="M5276 7257h3219v-18h2930" svg:viewBox="0 0 6150 19">
          <text:p/>
        </draw:connector>
        <draw:connector draw:style-name="gr13" draw:text-style-name="P3" draw:layer="layout" draw:line-skew="0.301cm" svg:x1="7.818cm" svg:y1="7.839cm" svg:x2="11.425cm" svg:y2="7.872cm" draw:start-shape="id12" draw:start-glue-point="0" draw:end-shape="id11" draw:end-glue-point="8" svg:d="M7818 7839v-200h2201v233h1406" svg:viewBox="0 0 3608 234">
          <text:p/>
        </draw:connector>
        <draw:connector draw:style-name="gr23" draw:text-style-name="P3" draw:layer="layout" draw:line-skew="-2.328cm -0.894cm 0.048cm" svg:x1="7.687cm" svg:y1="2.74cm" svg:x2="9.985cm" svg:y2="3.812cm" draw:start-shape="id6" draw:start-glue-point="2" draw:end-shape="id1" draw:end-glue-point="4" svg:d="M7687 2740v427h2319v27h-21v618" svg:viewBox="0 0 2320 1073">
          <text:p/>
        </draw:connector>
        <draw:connector draw:style-name="gr24" draw:text-style-name="P3" draw:layer="layout" svg:x1="9.979cm" svg:y1="4.635cm" svg:x2="9.983cm" svg:y2="5.03cm" draw:start-shape="id1" draw:start-glue-point="6" svg:d="M9979 4635v860h4v-465" svg:viewBox="0 0 5 861">
          <text:p/>
        </draw:connector>
        <draw:connector draw:style-name="gr24" draw:text-style-name="P3" draw:layer="layout" draw:line-skew="-0.167cm 0cm 0.122cm" svg:x1="9.979cm" svg:y1="6.133cm" svg:x2="11.637cm" svg:y2="7.167cm" draw:start-shape="id3" draw:start-glue-point="6" draw:end-shape="id11" draw:end-glue-point="4" svg:d="M9979 6133v693h930v-203h728v544" svg:viewBox="0 0 1659 1035">
          <text:p/>
        </draw:connector>
        <draw:connector draw:style-name="gr17" draw:text-style-name="P3" draw:layer="layout" svg:x1="3.656cm" svg:y1="3.502cm" svg:x2="4.353cm" svg:y2="3.661cm" draw:start-shape="id8" draw:start-glue-point="1" draw:end-shape="id7" draw:end-glue-point="6" svg:d="M3656 3502h450v159h247" svg:viewBox="0 0 698 160">
          <text:p/>
        </draw:connector>
        <draw:connector draw:style-name="gr13" draw:text-style-name="P3" draw:layer="layout" draw:line-skew="-0.038cm" svg:x1="11.844cm" svg:y1="7.58cm" svg:x2="26.008cm" svg:y2="5.72cm" draw:start-shape="id11" draw:start-glue-point="5" draw:end-shape="id5" draw:end-glue-point="7" svg:d="M11844 7580h7123v-1860h7041" svg:viewBox="0 0 14165 1861">
          <text:p/>
        </draw:connector>
        <draw:frame draw:style-name="gr25" draw:text-style-name="P11" draw:layer="layout" svg:width="1.594cm" svg:height="0.725cm" draw:transform="rotate (-1.56468767441292) translate (5.25cm 2.579cm)">
          <draw:text-box>
            <text:p><text:span text:style-name="T2">31:28</text:span></text:p>
          </draw:text-box>
        </draw:frame>
        <draw:frame draw:style-name="gr26" draw:text-style-name="P11" draw:layer="layout" svg:width="1.357cm" svg:height="0.725cm" draw:transform="rotate (-1.57498511699968) translate (5.254cm 6.255cm)">
          <draw:text-box>
            <text:p><text:span text:style-name="T2">3:0</text:span></text:p>
          </draw:text-box>
        </draw:frame>
        <draw:line draw:style-name="gr27" draw:text-style-name="P2" draw:layer="layout" svg:x1="4.354cm" svg:y1="4.896cm" svg:x2="5.369cm" svg:y2="4.902cm">
          <text:p/>
        </draw:line>
        <draw:connector draw:style-name="gr28" draw:text-style-name="P3" draw:layer="layout" svg:x1="8.417cm" svg:y1="8.347cm" svg:x2="26.008cm" svg:y2="8.242cm" draw:start-shape="id12" draw:start-glue-point="1" draw:end-shape="id5" draw:end-glue-point="8" svg:d="M8417 8347h8872v-105h8719" svg:viewBox="0 0 17592 106">
          <text:p/>
        </draw:connector>
        <draw:line draw:style-name="gr29" draw:text-style-name="P2" draw:layer="layout" svg:x1="23.403cm" svg:y1="0.892cm" svg:x2="24.419cm" svg:y2="0.892cm">
          <text:p/>
        </draw:line>
        <draw:custom-shape draw:style-name="gr30" draw:text-style-name="P6" xml:id="id9" draw:id="id9" draw:layer="layout" svg:width="1.197cm" svg:height="1.016cm" svg:x="14.816cm" svg:y="2.405cm">
          <text:p text:style-name="P3"><text:span text:style-name="T1">RA</text:span>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svg:x1="13.438cm" svg:y1="2.924cm" svg:x2="14.816cm" svg:y2="2.913cm" draw:start-shape="id2" draw:start-glue-point="1" draw:end-shape="id9" draw:end-glue-point="3" svg:d="M13438 2924h790v-11h588" svg:viewBox="0 0 1379 12">
          <text:p/>
        </draw:connector>
        <draw:custom-shape draw:style-name="gr10" draw:text-style-name="P5" xml:id="id13" draw:id="id13" draw:layer="layout" svg:width="1.197cm" svg:height="1.016cm" svg:x="7.321cm" svg:y="9.841cm">
          <text:p text:style-name="P3"><text:span text:style-name="T1">RC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14" draw:id="id14" draw:layer="layout" svg:x1="26.008cm" svg:y1="11.236cm" svg:x2="26.008cm" svg:y2="2.6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connector draw:style-name="gr32" draw:text-style-name="P2" draw:layer="layout" svg:x1="8.518cm" svg:y1="10.349cm" svg:x2="26.008cm" svg:y2="10.342cm" draw:start-shape="id13" draw:start-glue-point="1" draw:end-shape="id14" draw:end-glue-point="8" svg:d="M8518 10349h8821v-7h8669" svg:viewBox="0 0 17491 8">
          <text:p/>
        </draw:connector>
        <draw:connector draw:style-name="gr32" draw:text-style-name="P2" draw:layer="layout" draw:line-skew="2.125cm" svg:x1="12.953cm" svg:y1="3.809cm" svg:x2="7.919cm" svg:y2="9.841cm" draw:start-shape="id2" draw:start-glue-point="7" draw:end-shape="id13" svg:d="M12953 3809v5435h-5034v597" svg:viewBox="0 0 5035 6033">
          <text:p/>
        </draw:connector>
        <draw:custom-shape draw:style-name="gr12" draw:text-style-name="P3" xml:id="id3" draw:id="id3" draw:layer="layout" svg:width="1.143cm" svg:height="0.419cm" draw:transform="rotate (-1.57882484135407) translate (10.195cm 5.149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8-10-17T01:46:28.434611233</dc:date>
    <meta:editing-duration>PT3H47M18S</meta:editing-duration>
    <meta:editing-cycles>32</meta:editing-cycles>
    <meta:generator>LibreOffice/5.3.6.1$Linux_X86_64 LibreOffice_project/30$Build-1</meta:generator>
    <meta:document-statistic meta:object-count="49"/>
  </office:meta>
</office:document-meta>
</file>